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Monaco1" svg:font-family="Monaco"/>
    <style:font-face style:name="Arial Unicode MS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onaco" svg:font-family="Monaco" style:font-pitch="variable"/>
    <style:font-face style:name="PingFang SC1" svg:font-family="'PingFang S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cm" svg:stroke-color="#4a7ebb" draw:marker-start-width="0.31cm" draw:marker-end="a817" draw:marker-end-width="0.31cm" svg:stroke-opacity="100%" draw:fill="non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4a7ebb" draw:marker-start-width="0.31cm" draw:marker-end="a819" draw:marker-end-width="0.31cm" svg:stroke-opacity="100%" draw:fill="non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336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6.673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solid" svg:stroke-width="0.1cm" svg:stroke-color="#4a7ebb" draw:marker-start="a828" draw:marker-start-width="0.31cm" draw:marker-end="a829" draw:marker-end-width="0.31cm" svg:stroke-opacity="100%" draw:fill="non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722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731cm" fo:padding-top="0.127cm" fo:padding-bottom="0.127cm" fo:padding-left="0.254cm" fo:padding-right="0.254cm" fo:wrap-option="no-wrap"/>
    </style:style>
    <style:style style:name="gr10" style:family="graphic" style:parent-style-name="standard">
      <style:graphic-properties draw:stroke="solid" svg:stroke-width="0.1cm" svg:stroke-color="#18a303" draw:marker-start="a837" draw:marker-start-width="0.31cm" draw:marker-end="a838" draw:marker-end-width="0.31cm" svg:stroke-opacity="100%" draw:fill="non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4.619cm" fo:min-width="26.271cm" fo:padding-top="0.127cm" fo:padding-bottom="0.127cm" fo:padding-left="0.254cm" fo:padding-right="0.254cm" fo:wrap-option="no-wrap"/>
    </style:style>
    <style:style style:name="pr1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min-height="1.795cm" fo:padding-top="0cm" fo:padding-bottom="0cm" fo:padding-left="0cm" fo:padding-right="0cm" fo:wrap-option="wrap"/>
    </style:style>
    <style:style style:name="pr2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</style:style>
    <style:style style:name="P6" style:family="paragraph">
      <style:paragraph-properties style:text-autospace="none"/>
    </style:style>
    <style:style style:name="P7" style:family="paragraph">
      <loext:graphic-properties draw:fill="none"/>
    </style:style>
    <style:style style:name="P8" style:family="paragraph">
      <style:paragraph-properties fo:margin-left="0.953cm" fo:margin-right="0cm" fo:margin-top="0cm" fo:margin-bottom="0cm" fo:line-height="100%" fo:text-align="start" fo:text-indent="-0.953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24pt" style:font-style-asian="normal" style:font-weight-asian="bold" style:font-name-complex="Arial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e6e6d" style:text-outline="false" style:text-line-through-style="none" style:text-line-through-type="none" style:text-position="0% 100%" style:font-name="Monaco1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onaco1" style:font-size-asian="14pt" style:font-style-asian="normal" style:font-weight-asian="normal" style:font-name-complex="Monac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43434" style:text-outline="false" style:text-line-through-style="none" style:text-line-through-type="none" style:text-position="0% 100%" style:font-name="Monaco1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onaco1" style:font-size-asian="14pt" style:font-style-asian="normal" style:font-weight-asian="normal" style:font-name-complex="Monac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e6e6d" style:text-line-through-style="none" style:text-line-through-type="none" style:text-position="0% 100%" style:font-name="Monaco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onaco1" style:font-size-asian="14pt" style:font-style-asian="normal" style:font-weight-asian="normal" style:font-name-complex="Monaco1" style:font-size-complex="14pt" style:font-style-complex="normal" style:font-weight-complex="normal"/>
    </style:style>
    <style:style style:name="T9" style:family="text">
      <style:text-properties fo:font-variant="normal" fo:text-transform="none" fo:color="#343434" style:text-line-through-style="none" style:text-line-through-type="none" style:text-position="0% 100%" style:font-name="Monaco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onaco1" style:font-size-asian="14pt" style:font-style-asian="normal" style:font-weight-asian="normal" style:font-name-complex="Monaco1" style:font-size-complex="14pt" style:font-style-complex="normal" style:font-weight-complex="normal"/>
    </style:style>
    <style:style style:name="T10" style:family="text">
      <style:text-properties fo:font-variant="normal" fo:text-transform="none" fo:color="#324f31" style:text-line-through-style="none" style:text-line-through-type="none" style:text-position="0% 100%" style:font-name="Monaco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onaco1" style:font-size-asian="14pt" style:font-style-asian="normal" style:font-weight-asian="normal" style:font-name-complex="Monaco1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onaco1" style:font-size-asian="18pt" style:font-style-asian="normal" style:font-weight-asian="normal" style:font-name-complex="Monaco1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prefix="(" style:num-suffix=")" style:num-format="1">
        <style:list-level-properties text:min-label-width="0.953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27cm" text:min-label-width="0.953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54cm" text:min-label-width="0.953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3.81cm" text:min-label-width="0.953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08cm" text:min-label-width="0.953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35cm" text:min-label-width="0.953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62cm" text:min-label-width="0.953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8.89cm" text:min-label-width="0.953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16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 text:start-value="3">
        <style:list-level-properties text:min-label-width="0.953cm"/>
        <style:text-properties style:use-window-font-color="true" fo:font-size="100%"/>
      </text:list-level-style-number>
      <text:list-level-style-number text:level="2" style:num-prefix="(" style:num-suffix=")" style:num-format="1" text:start-value="3">
        <style:list-level-properties text:space-before="1.27cm" text:min-label-width="0.953cm"/>
        <style:text-properties style:use-window-font-color="true" fo:font-size="100%"/>
      </text:list-level-style-number>
      <text:list-level-style-number text:level="3" style:num-prefix="(" style:num-suffix=")" style:num-format="1" text:start-value="3">
        <style:list-level-properties text:space-before="2.54cm" text:min-label-width="0.953cm"/>
        <style:text-properties style:use-window-font-color="true" fo:font-size="100%"/>
      </text:list-level-style-number>
      <text:list-level-style-number text:level="4" style:num-prefix="(" style:num-suffix=")" style:num-format="1" text:start-value="3">
        <style:list-level-properties text:space-before="3.81cm" text:min-label-width="0.953cm"/>
        <style:text-properties style:use-window-font-color="true" fo:font-size="100%"/>
      </text:list-level-style-number>
      <text:list-level-style-number text:level="5" style:num-prefix="(" style:num-suffix=")" style:num-format="1" text:start-value="3">
        <style:list-level-properties text:space-before="5.08cm" text:min-label-width="0.953cm"/>
        <style:text-properties style:use-window-font-color="true" fo:font-size="100%"/>
      </text:list-level-style-number>
      <text:list-level-style-number text:level="6" style:num-prefix="(" style:num-suffix=")" style:num-format="1" text:start-value="3">
        <style:list-level-properties text:space-before="6.35cm" text:min-label-width="0.953cm"/>
        <style:text-properties style:use-window-font-color="true" fo:font-size="100%"/>
      </text:list-level-style-number>
      <text:list-level-style-number text:level="7" style:num-prefix="(" style:num-suffix=")" style:num-format="1" text:start-value="3">
        <style:list-level-properties text:space-before="7.62cm" text:min-label-width="0.953cm"/>
        <style:text-properties style:use-window-font-color="true" fo:font-size="100%"/>
      </text:list-level-style-number>
      <text:list-level-style-number text:level="8" style:num-prefix="(" style:num-suffix=")" style:num-format="1" text:start-value="3">
        <style:list-level-properties text:space-before="8.89cm" text:min-label-width="0.953cm"/>
        <style:text-properties style:use-window-font-color="true" fo:font-size="100%"/>
      </text:list-level-style-number>
      <text:list-level-style-number text:level="9" style:num-prefix="(" style:num-suffix=")" style:num-format="1" text:start-value="3">
        <style:list-level-properties text:space-before="10.16cm" text:min-label-width="0.953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3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Vorlesung 02: Zeit in einem Multitasking Betriebssystem</text:span></text:p>
          </draw:text-box>
        </draw:frame>
        <draw:custom-shape draw:name="Rechteck 2" draw:style-name="gr1" draw:text-style-name="P2" draw:layer="layout" svg:width="25.603cm" svg:height="11.685cm" svg:x="1.399cm" svg:y="4.099cm">
          <text:p text:style-name="P3"><text:span text:style-name="T3">Zeiten in einem Multitasking Betriebssystem</text:span></text:p>
          <text:p text:style-name="P3"><text:span text:style-name="T4"/></text:p>
          <text:p text:style-name="P3"><text:span text:style-name="T4">- Ein Prozessor ist getaktet im GHz Bereich</text:span></text:p>
          <text:p text:style-name="P3"><text:span text:style-name="T4"/></text:p>
          <text:p text:style-name="P3"><text:span text:style-name="T4"><text:s text:c="2"/></text:span><text:span text:style-name="T5">4 GHz entspricht 4 Milliarden mal pro Sekunde</text:span></text:p>
          <text:p text:style-name="P3"><text:span text:style-name="T5"><text:s text:c="2"/></text:span></text:p>
          <text:p text:style-name="P3"><text:span text:style-name="T5"><text:s text:c="2"/></text:span><text:span text:style-name="T5">1 Sekunde entspricht 1 HZ</text:span></text:p>
          <text:p text:style-name="P3"><text:span text:style-name="T5"><text:s text:c="2"/></text:span><text:span text:style-name="T5">1 Millisekunde entspricht 1kHz ( kilo Hertz )</text:span></text:p>
          <text:p text:style-name="P3"><text:span text:style-name="T5"><text:s text:c="2"/></text:span><text:span text:style-name="T5">1 Mikrosekunde entspricht 1mHz ( mega Hertz )</text:span></text:p>
          <text:p text:style-name="P3"><text:span text:style-name="T5"><text:s text:c="2"/></text:span><text:span text:style-name="T5">1 Nanosekunde entspricht 1gHz ( giga Hertz )</text:span></text:p>
          <text:p text:style-name="P3"><text:span text:style-name="T5"/></text:p>
          <text:p text:style-name="P3"><text:span text:style-name="T5"><text:s text:c="2"/></text:span><text:span text:style-name="T5">0.25 Nanosekunden entsprechen dann 4 GHz</text:span></text:p>
          <text:p text:style-name="P3"><text:span text:style-name="T5"/></text:p>
          <text:p text:style-name="P3"><text:span text:style-name="T5">- Die Taktung des Prozessors ist die kleinste Zeiteinheit, die der Prozessor für einen Befehl </text:span></text:p>
          <text:p text:style-name="P3"><text:span text:style-name="T5"><text:s text:c="2"/></text:span><text:span text:style-name="T5">( Assembler ) benötigt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2" draw:layer="layout" svg:width="14.848cm" svg:height="11.135cm" svg:x="3.074cm" svg:y="2.258cm" draw:page-number="1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Vorlesung 02: Zeit in einem Multitasking Betriebssystem</text:span></text:p>
          </draw:text-box>
        </draw:frame>
        <draw:custom-shape draw:name="Rechteck 2" draw:style-name="gr1" draw:text-style-name="P5" draw:layer="layout" svg:width="25.603cm" svg:height="17.019cm" svg:x="1.399cm" svg:y="4.099cm">
          <text:p text:style-name="P3"><text:span text:style-name="T3">Zeiten in einem Multitasking Betriebssystem</text:span></text:p>
          <text:p text:style-name="P3"><text:span text:style-name="T4"/></text:p>
          <text:p text:style-name="P3"><text:span text:style-name="T4">Zeiten aus dem Alltag</text:span></text:p>
          <text:p text:style-name="P3"><text:span text:style-name="T4"/></text:p>
          <text:p text:style-name="P3"><text:span text:style-name="T5">Internet bzw. Google</text:span></text:p>
          <text:p text:style-name="P3"><text:span text:style-name="T5"/></text:p>
          <text:p text:style-name="P3"><text:span text:style-name="T5">Sie geben in Google einen Suchbegriff ein ( Quicksearch – schnelle Vorschlagssuche im Popup</text:span></text:p>
          <text:p text:style-name="P3"><text:span text:style-name="T5"/></text:p>
          <text:p text:style-name="P3"><text:span text:style-name="T5">Zeit vom Keypress-Event ( Drücken der Tastatur ) bis zur Anzeige des Vorschlags im Popup</text:span></text:p>
          <text:p text:style-name="P3"><text:span text:style-name="T5">ungefähr 100ms</text:span></text:p>
          <text:p text:style-name="P3"><text:span text:style-name="T5">100ms ist für die Eingabe der Tastatur ( Zeitabstand zwischen dem Anschlag zweier Tasten ) sehr gut</text:span></text:p>
          <text:p text:style-name="P3"><text:span text:style-name="T5"/></text:p>
          <text:p text:style-name="P3"><text:span text:style-name="T5">in diesen 100 ms passiert das folgende</text:span></text:p>
          <text:p text:style-name="P3"><text:span text:style-name="T5">- Tastatur wird gedrückt</text:span></text:p>
          <text:p text:style-name="P3"><text:span text:style-name="T5">- Restful Webservice ( Microservice ) wird an Google gesendet</text:span></text:p>
          <text:p text:style-name="P3"><text:span text:style-name="T5">- Antwort kommt zurück</text:span></text:p>
          <text:p text:style-name="P3"><text:span text:style-name="T5">- Anzeige im Popup</text:span></text:p>
          <text:p text:style-name="P3"><text:span text:style-name="T5"/></text:p>
          <text:p text:style-name="P3"><text:span text:style-name="T5">Ein gewöhnlicher Ping zu Google ( im guten Internet z.B. aus der Hochschule ) dauert 25ms</text:span></text:p>
          <text:p text:style-name="P3"><text:span text:style-name="T5"/></text:p>
          <text:p text:style-name="P3"><text:span text:style-name="T5"/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name="Folienbildplatzhalter 1" draw:style-name="gr2" draw:layer="layout" svg:width="14.848cm" svg:height="11.135cm" svg:x="3.074cm" svg:y="2.258cm" draw:page-number="2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Vorlesung 02: Zeit in einem Multitasking Betriebssystem</text:span></text:p>
          </draw:text-box>
        </draw:frame>
        <draw:custom-shape draw:name="Rechteck 2" draw:style-name="gr1" draw:text-style-name="P5" draw:layer="layout" svg:width="25.603cm" svg:height="16.257cm" svg:x="1.399cm" svg:y="4.099cm">
          <text:p text:style-name="P3"><text:span text:style-name="T3">Zeiten in einem Multitasking Betriebssystem</text:span></text:p>
          <text:p text:style-name="P3"><text:span text:style-name="T4"/></text:p>
          <text:p text:style-name="P3"><text:span text:style-name="T4">Zeiten aus dem Alltag</text:span></text:p>
          <text:p text:style-name="P3"><text:span text:style-name="T4"/></text:p>
          <text:p text:style-name="P3"><text:span text:style-name="T5">Computer Game über das Internet</text:span></text:p>
          <text:p text:style-name="P3"><text:span text:style-name="T5"/></text:p>
          <text:p text:style-name="P3"><text:span text:style-name="T5">2 Spieler </text:span></text:p>
          <text:p text:style-name="P3"><text:span text:style-name="T5">1 Spieler schießt den anderen ab</text:span></text:p>
          <text:p text:style-name="P3"><text:span text:style-name="T5"/></text:p>
          <text:p text:style-name="P3"><text:span text:style-name="T5">1. Spieler schießt</text:span></text:p>
          <text:p text:style-name="P3"><text:span text:style-name="T5">- Der Server muss Bescheid bekommen von dem Schuss. Der Server macht Berechnungen</text:span></text:p>
          <text:p text:style-name="P3"><text:span text:style-name="T5"><text:s text:c="2"/></text:span><text:span text:style-name="T5">so dass der andere Spieler ggf. getroffen wird</text:span></text:p>
          <text:p text:style-name="P3"><text:span text:style-name="T5">2. Spieler wird getroffen</text:span></text:p>
          <text:p text:style-name="P3"><text:span text:style-name="T5">- Der Server löst den Treffer aus</text:span></text:p>
          <text:p text:style-name="P3"><text:span text:style-name="T5"/></text:p>
          <text:p text:style-name="P3"><text:span text:style-name="T5">Wenn die Zeit zwischen 200-300 ms (Millisekunden) liegt, dann gibt es ein sehr gutes Spielerlebnis. 500 ms sind auch noch o.k. 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name="Folienbildplatzhalter 1" draw:style-name="gr2" draw:layer="layout" svg:width="14.848cm" svg:height="11.135cm" svg:x="3.074cm" svg:y="2.258cm" draw:page-number="3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Vorlesung 02: Zeit in einem Multitasking Betriebssystem</text:span></text:p>
          </draw:text-box>
        </draw:frame>
        <draw:custom-shape draw:name="Rechteck 2" draw:style-name="gr1" draw:text-style-name="P5" draw:layer="layout" svg:width="25.603cm" svg:height="17.863cm" svg:x="1.399cm" svg:y="4.099cm">
          <text:p text:style-name="P3"><text:span text:style-name="T3">Zeiten in einem Multitasking Betriebssystem</text:span></text:p>
          <text:p text:style-name="P3"><text:span text:style-name="T4"/></text:p>
          <text:p text:style-name="P3"><text:span text:style-name="T4">Wie misst der Computer die Zeit?</text:span></text:p>
          <text:p text:style-name="P3"><text:span text:style-name="T4"/></text:p>
          <text:p text:style-name="P3"><text:span text:style-name="T5">- Computer misst die Anzahl der Sekunden seit 01.01.1970 ( UNIX Standard )</text:span></text:p>
          <text:p text:style-name="P3"><text:span text:style-name="T5">- Einstellung erfolgt im BIOS</text:span></text:p>
          <text:p text:style-name="P3"><text:span text:style-name="T5"/></text:p>
          <text:p text:style-name="P3"><text:span text:style-name="T5">- Motherboard beinhaltet einen Quarz ( benötigt eine Stromversorgung, d.h. eine Batterie )</text:span></text:p>
          <text:p text:style-name="P3"><text:span text:style-name="T5">dieser Quarz zählt einen Zähler hoch.</text:span></text:p>
          <text:p text:style-name="P3"><text:span text:style-name="T5"/></text:p>
          <text:p text:style-name="P3"><text:span text:style-name="T5">- In UNIX gibt es dann einen Systemaufruf</text:span></text:p>
          <text:p text:style-name="P3"><text:span text:style-name="T5"/></text:p>
          <text:p text:style-name="P6"><text:span text:style-name="T6">int</text:span><text:span text:style-name="T7"> gettimeofday ( </text:span><text:span text:style-name="T6">struct</text:span><text:span text:style-name="T7"> timeval *tp ,  </text:span><text:span text:style-name="T6">struct</text:span><text:span text:style-name="T7"> timezone *tz )</text:span></text:p>
          <text:p text:style-name="P3"><text:span text:style-name="T5"/></text:p>
          <text:p text:style-name="P3"><text:span text:style-name="T8">struct</text:span><text:span text:style-name="T9">    timeval  {</text:span></text:p>
          <text:p text:style-name="P6"><text:span text:style-name="T9">  </text:span><text:span text:style-name="T9">time_t        tv_sec;   </text:span><text:span text:style-name="T10">// seconds since 01. Janury 1970</text:span></text:p>
          <text:p text:style-name="P6"><text:span text:style-name="T9">  </text:span><text:span text:style-name="T9">suseconds_t   tv_usec;  </text:span><text:span text:style-name="T10">// rest in microseconds</text:span></text:p>
          <text:p text:style-name="P6"><text:span text:style-name="T11">}</text:span></text:p>
          <text:p text:style-name="P6"><text:span text:style-name="T11"/></text:p>
          <text:p text:style-name="P6"><text:span text:style-name="T11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name="Folienbildplatzhalter 1" draw:style-name="gr2" draw:layer="layout" svg:width="14.848cm" svg:height="11.135cm" svg:x="3.074cm" svg:y="2.258cm" draw:page-number="4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Vorlesung 02: Zeit in einem Multitasking Betriebssystem</text:span></text:p>
          </draw:text-box>
        </draw:frame>
        <draw:custom-shape draw:name="Rechteck 2" draw:style-name="gr1" draw:text-style-name="P5" draw:layer="layout" svg:width="25.603cm" svg:height="24.639cm" svg:x="1.399cm" svg:y="4.099cm">
          <text:p text:style-name="P3"><text:span text:style-name="T3">Zeiten in einem Multitasking Betriebssystem</text:span></text:p>
          <text:p text:style-name="P3"><text:span text:style-name="T4"/></text:p>
          <text:p text:style-name="P3"><text:span text:style-name="T4">Wie misst der Computer die Zeit?</text:span></text:p>
          <text:p text:style-name="P3"><text:span text:style-name="T4"/></text:p>
          <text:p text:style-name="P3"><text:span text:style-name="T5">- Computer misst die Anzahl der Sekunden seit 01.01.1970 ( UNIX Standard )</text:span></text:p>
          <text:p text:style-name="P3"><text:span text:style-name="T5">- Kalenderzeit wird dann über Systemaufrufe bereitgestellt.</text:span></text:p>
          <text:p text:style-name="P3"><text:span text:style-name="T5">- Vorteil: Bei der Messung von Zeitabständen müssen keine Schaltjahre, Sommer bzw. Winterzeit berücksicht werden.</text:span></text:p>
          <text:p text:style-name="P3"><text:span text:style-name="T5"/></text:p>
          <text:p text:style-name="P3"><text:span text:style-name="T5">- Einstellung erfolgt im BIOS</text:span></text:p>
          <text:p text:style-name="P3"><text:span text:style-name="T5"/></text:p>
          <text:p text:style-name="P3"><text:span text:style-name="T5">Anzahl Sekunden seit 01.01.1970</text:span></text:p>
          <text:p text:style-name="P3"><text:span text:style-name="T5"/></text:p>
          <text:p text:style-name="P3"><text:span text:style-name="T5">32bit entsprechen 4.000.000.000 ( 4 Milliarden Sekunden )</text:span></text:p>
          <text:p text:style-name="P3"><text:span text:style-name="T5">66.666.666 ( 66 Mio. Minuten )</text:span></text:p>
          <text:p text:style-name="P3"><text:span text:style-name="T5">1.111.111 ( 1.1 Mio. Stunden )</text:span></text:p>
          <text:p text:style-name="P3"><text:span text:style-name="T5">46.296 ( 46 Tausend Tage )</text:span></text:p>
          <text:p text:style-name="P3"><text:span text:style-name="T5">126 Jahre</text:span></text:p>
          <text:p text:style-name="P3"><text:span text:style-name="T5"/></text:p>
          <text:p text:style-name="P3"><text:span text:style-name="T5">etwa im Jahr 2096 gibt es wieder ein Problem mit den Computer Uhren</text:span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6"><text:span text:style-name="T11"/></text:p>
          <text:p text:style-name="P3"><text:span text:style-name="T5"/></text:p>
          <text:p text:style-name="P3"><text:span text:style-name="T5"/></text:p>
          <text:p text:style-name="P3"><text:span text:style-name="T5"/></text:p>
          <text:p text:style-name="P3"><text:span text:style-name="T5"/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name="Folienbildplatzhalter 1" draw:style-name="gr2" draw:layer="layout" svg:width="14.848cm" svg:height="11.135cm" svg:x="3.074cm" svg:y="2.258cm" draw:page-number="5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Vorlesung 02: Zeitkritische Komponenten in einem Multitasking Betriebssystem</text:span></text:p>
          </draw:text-box>
        </draw:frame>
        <draw:custom-shape draw:name="Rechteck 2" draw:style-name="gr1" draw:text-style-name="P5" draw:layer="layout" svg:width="25.603cm" svg:height="12.447cm" svg:x="1.399cm" svg:y="4.099cm">
          <text:p text:style-name="P3"><text:span text:style-name="T3">Multitasking Betriebssystem</text:span></text:p>
          <text:p text:style-name="P3"><text:span text:style-name="T4"/></text:p>
          <text:p text:style-name="P3"><text:span text:style-name="T4">Mehrere Prozesse werden quasi gleichzeitig ausgeführt</text:span></text:p>
          <text:p text:style-name="P3"><text:span text:style-name="T4"/></text:p>
          <text:p text:style-name="P3"><text:span text:style-name="T3">Scheduling:</text:span></text:p>
          <text:p text:style-name="P3"><text:span text:style-name="T4"><text:tab/></text:span><text:span text:style-name="T5">Der Scheduler ( Teil des Kernels ) schaltet zwischen den Prozessen hin und her</text:span></text:p>
          <text:p text:style-name="P3"><text:span text:style-name="T12"/></text:p>
          <text:p text:style-name="P3"><text:span text:style-name="T5"><text:tab/></text:span><text:span text:style-name="T5">Die Multitasking Betriebssysteme, die wir kennen ( </text:span><text:span text:style-name="T12">Windows, LINUX,… )</text:span></text:p>
          <text:p text:style-name="P3"><text:span text:style-name="T4"><text:tab/></text:span><text:span text:style-name="T12">besitzen ein </text:span><text:span text:style-name="T4">Präemptives Scheduling</text:span></text:p>
          <text:p text:style-name="P3"><text:span text:style-name="T12"><text:tab/></text:span><text:span text:style-name="T5">Das bedeutet, der Scheduler kann jederzeit den laufenden Prozess unterbrechen</text:span></text:p>
          <text:p text:style-name="P3"><text:span text:style-name="T12"><text:tab/></text:span><text:span text:style-name="T5">und die CPU einem anderen Prozess zuteilen.</text:span></text:p>
          <text:p text:style-name="P3"><text:span text:style-name="T12"/></text:p>
          <text:p text:style-name="P3"><text:span text:style-name="T5"><text:tab/></text:span><text:span text:style-name="T5">Dieser Wechsel zwischen den Prozessen heißt auch </text:span><text:span text:style-name="T4">Context-Switch.</text:span></text:p>
          <text:p text:style-name="P3"><text:span text:style-name="T3"><text:tab/></text:span><text:span text:style-name="T12">Selbstverständlich kostet ein Context-Switch Zeit, da der Kontext des unterbrochenen</text:span></text:p>
          <text:p text:style-name="P3"><text:span text:style-name="T4"><text:tab/></text:span><text:span text:style-name="T12">Prozesses zwischengespeichert werden muss, um ihn später an gleicher Stelle</text:span></text:p>
          <text:p text:style-name="P3"><text:span text:style-name="T4"><text:tab/></text:span><text:span text:style-name="T12">wieder fortsetzen zu können</text:span></text:p>
          <draw:enhanced-geometry svg:viewBox="0 0 21600 21600" draw:type="non-primitive" draw:enhanced-path="M 0 0 L 21600 0 21600 21600 0 21600 Z N"/>
        </draw:custom-shape>
        <presentation:notes draw:style-name="dp3">
          <draw:page-thumbnail draw:name="Folienbildplatzhalter 1" draw:style-name="gr2" draw:layer="layout" svg:width="14.848cm" svg:height="11.135cm" svg:x="3.074cm" svg:y="2.258cm" draw:page-number="6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Vorlesung 02: Zeitkritische Komponenten in einem Multitasking Betriebssystem</text:span></text:p>
          </draw:text-box>
        </draw:frame>
        <draw:custom-shape draw:name="Rechteck 2" draw:style-name="gr1" draw:text-style-name="P2" draw:layer="layout" svg:width="24.803cm" svg:height="13.209cm" svg:x="1.399cm" svg:y="4.099cm">
          <text:p text:style-name="P3"><text:span text:style-name="T3">Multitasking Betriebssystem</text:span></text:p>
          <text:p text:style-name="P3"><text:span text:style-name="T4"/></text:p>
          <text:p text:style-name="P3"><text:span text:style-name="T4">Mehrere Prozesse werden quasi gleichzeitig ausgeführt</text:span></text:p>
          <text:p text:style-name="P3"><text:span text:style-name="T4"/></text:p>
          <text:p text:style-name="P3"><text:span text:style-name="T3">Scheduling:</text:span></text:p>
          <text:p text:style-name="P3"><text:span text:style-name="T3"><text:tab/></text:span><text:span text:style-name="T3">Wichtig zu wissen: </text:span></text:p>
          <text:p text:style-name="P3"><text:span text:style-name="T3"><text:tab/></text:span><text:span text:style-name="T12">Ein Prozess kann nur unterbrochen werden, wenn er sich im</text:span></text:p>
          <text:p text:style-name="P3"><text:span text:style-name="T12"><text:tab/></text:span><text:span text:style-name="T3">User-Bereich</text:span><text:span text:style-name="T12"> befindet ( d.h. er befindet sich nicht im </text:span><text:span text:style-name="T3">Kernel-Bereich</text:span><text:span text:style-name="T12"> – das ist der</text:span></text:p>
          <text:p text:style-name="P3"><text:span text:style-name="T12"><text:tab/></text:span><text:span text:style-name="T12">Fall, wenn ein Systemaufruf abgearbeitet wird )</text:span></text:p>
          <text:p text:style-name="P3"><text:span text:style-name="T12"/></text:p>
          <text:p text:style-name="P3"><text:span text:style-name="T5"><text:tab/></text:span><text:span text:style-name="T4">Wichtig zu wissen: </text:span></text:p>
          <text:p text:style-name="P3"><text:span text:style-name="T3"><text:tab/></text:span><text:span text:style-name="T5">Der Entwickler besitzt im Betriebssystem mit <text:s/></text:span><text:span text:style-name="T12">Präemptiven Scheduling keine</text:span></text:p>
          <text:p text:style-name="P3"><text:span text:style-name="T12"><text:s/></text:span><text:span text:style-name="T12"><text:tab/></text:span><text:span text:style-name="T12">Möglichkeit den Scheduler zu beeinflussen.</text:span></text:p>
          <text:p text:style-name="P3"><text:span text:style-name="T4"/></text:p>
          <text:p text:style-name="P3"><text:span text:style-name="T3"><text:tab/></text:span><text:span text:style-name="T3">Das ist für die Echtzeit ( zeitliche Vorhersagbarkeit ) ein großes Problem</text:span></text:p>
          <text:p text:style-name="P3"><text:span text:style-name="T4"><text:tab/></text:span><text:span text:style-name="T5">weil der Prozess in seiner Aufgabe i.d.R. häufig vom Scheduler unterbrochen wird,</text:span></text:p>
          <text:p text:style-name="P3"><text:span text:style-name="T3"><text:tab/></text:span><text:span text:style-name="T12">was der Entwickler nicht beeinflussen kann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2" draw:layer="layout" svg:width="14.848cm" svg:height="11.135cm" svg:x="3.074cm" svg:y="2.258cm" draw:page-number="7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Vorlesung 02: Zeitkritische Komponenten in einem Multitasking Betriebssystem</text:span></text:p>
          </draw:text-box>
        </draw:frame>
        <draw:custom-shape draw:name="Rechteck 2" draw:style-name="gr1" draw:text-style-name="P2" draw:layer="layout" svg:width="24.803cm" svg:height="10.161cm" svg:x="1.399cm" svg:y="4.099cm">
          <text:p text:style-name="P3"><text:span text:style-name="T3">Multitasking Betriebssystem</text:span></text:p>
          <text:p text:style-name="P3"><text:span text:style-name="T4"/></text:p>
          <text:p text:style-name="P3"><text:span text:style-name="T4">Mehrere Prozesse werden quasi gleichzeitig ausgeführt</text:span></text:p>
          <text:p text:style-name="P3"><text:span text:style-name="T4"/></text:p>
          <text:p text:style-name="P3"><text:span text:style-name="T3">Speicherverwaltung (RAM):</text:span></text:p>
          <text:p text:style-name="P3"><text:span text:style-name="T3"><text:tab/></text:span><text:span text:style-name="T12">Prozesse befinden sich in der Regel nie vollständig im RAM. Es kann also durchaus</text:span></text:p>
          <text:p text:style-name="P3"><text:span text:style-name="T3"><text:tab/></text:span><text:span text:style-name="T12">vorkommen, dass beim Prozesswechsel Teile des Prozesses von einem Datenträger </text:span></text:p>
          <text:p text:style-name="P3"><text:span text:style-name="T3"><text:tab/></text:span><text:span text:style-name="T12">geladen werden. ( Siehe </text:span><text:span text:style-name="T3">Auslagerung</text:span><text:span text:style-name="T12"> von Prozessen )</text:span></text:p>
          <text:p text:style-name="P3"><text:span text:style-name="T3"><text:tab/></text:span><text:span text:style-name="T12">Dies ist zusätzlicher Zeitaufwand beim Context Switch, der auch schlecht</text:span></text:p>
          <text:p text:style-name="P3"><text:span text:style-name="T3"><text:tab/></text:span><text:span text:style-name="T12">berechnet werden kann.</text:span><text:span text:style-name="T3"> </text:span></text:p>
          <text:p text:style-name="P3"><text:span text:style-name="T3"/></text:p>
          <text:p text:style-name="P3"><text:span text:style-name="T3"><text:tab/></text:span><text:span text:style-name="T3">Echtzeitsysteme vermeiden die Auslagerung von Speicher</text:span></text:p>
          <text:p text:style-name="P3"><text:span text:style-name="T3"><text:tab/>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2" draw:layer="layout" svg:width="14.848cm" svg:height="11.135cm" svg:x="3.074cm" svg:y="2.258cm" draw:page-number="8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Vorlesung 02: Zeitkritische Komponenten in einem Multitasking Betriebssystem</text:span></text:p>
          </draw:text-box>
        </draw:frame>
        <draw:custom-shape draw:name="Rechteck 2" draw:style-name="gr1" draw:text-style-name="P2" draw:layer="layout" svg:width="24.803cm" svg:height="1.017cm" svg:x="1.399cm" svg:y="4.099cm">
          <text:p text:style-name="P3"><text:span text:style-name="T3">Multitasking Betriebssystem - </text:span><text:span text:style-name="T4">Zeitkritische Anforderung an Echtzeit-Prozesse</text:span></text:p>
          <draw:enhanced-geometry svg:viewBox="0 0 21600 21600" draw:type="non-primitive" draw:enhanced-path="M 0 0 L 21600 0 21600 21600 0 21600 Z N"/>
        </draw:custom-shape>
        <draw:connector draw:name="Gerade Verbindung mit Pfeil 6" draw:style-name="gr3" draw:text-style-name="P7" draw:layer="layout" draw:type="line" svg:x1="1.857cm" svg:y1="9.272cm" svg:x2="24.659cm" svg:y2="9.272cm" svg:d="M1857 9272h22802" svg:viewBox="0 0 22803 1">
          <text:p/>
        </draw:connector>
        <draw:connector draw:name="Gerade Verbindung mit Pfeil 8" draw:style-name="gr4" draw:text-style-name="P7" draw:layer="layout" draw:type="line" svg:x1="5.257cm" svg:y1="12.473cm" svg:x2="5.257cm" svg:y2="9.672cm" svg:d="M5257 12473v-2801" svg:viewBox="0 0 1 2802">
          <text:p/>
        </draw:connector>
        <draw:frame draw:name="Textfeld 9" draw:style-name="gr5" draw:text-style-name="P2" draw:layer="layout" svg:width="1.844cm" svg:height="1.026cm" svg:x="23.009cm" svg:y="9.959cm">
          <draw:text-box>
            <text:p text:style-name="P3"><text:span text:style-name="T5">Zeit t</text:span></text:p>
          </draw:text-box>
        </draw:frame>
        <draw:frame draw:name="Textfeld 10" draw:style-name="gr6" draw:text-style-name="P2" draw:layer="layout" svg:width="7.181cm" svg:height="1.026cm" svg:x="1.914cm" svg:y="12.927cm">
          <draw:text-box>
            <text:p text:style-name="P3"><text:span text:style-name="T4">t0</text:span><text:span text:style-name="T5"> Event/Interrupt/Signal </text:span></text:p>
          </draw:text-box>
        </draw:frame>
        <draw:connector draw:name="Gerade Verbindung mit Pfeil 12" draw:style-name="gr7" draw:text-style-name="P7" draw:layer="layout" draw:type="line" svg:x1="5.257cm" svg:y1="8.472cm" svg:x2="9.458cm" svg:y2="8.472cm" svg:d="M5257 8472h4201" svg:viewBox="0 0 4202 1">
          <text:p/>
        </draw:connector>
        <draw:frame draw:name="Textfeld 13" draw:style-name="gr8" draw:text-style-name="P2" draw:layer="layout" svg:width="1.23cm" svg:height="1.026cm" svg:x="2.77cm" svg:y="9.774cm">
          <draw:text-box>
            <text:p text:style-name="P3"><text:span text:style-name="T4">(1)</text:span></text:p>
          </draw:text-box>
        </draw:frame>
        <draw:frame draw:name="Textfeld 14" draw:style-name="gr9" draw:text-style-name="P2" draw:layer="layout" svg:width="1.239cm" svg:height="1.026cm" svg:x="6.742cm" svg:y="7.26cm">
          <draw:text-box>
            <text:p text:style-name="P3"><text:span text:style-name="T4">(2)</text:span></text:p>
          </draw:text-box>
        </draw:frame>
        <draw:connector draw:name="Gerade Verbindung mit Pfeil 16" draw:style-name="gr10" draw:text-style-name="P7" draw:layer="layout" draw:type="line" svg:x1="9.458cm" svg:y1="7.26cm" svg:x2="19.401cm" svg:y2="7.26cm" svg:d="M9458 7260h9943" svg:viewBox="0 0 9944 1">
          <text:p/>
        </draw:connector>
        <draw:frame draw:name="Textfeld 17" draw:style-name="gr9" draw:text-style-name="P2" draw:layer="layout" svg:width="1.239cm" svg:height="1.026cm" svg:x="14.001cm" svg:y="5.638cm">
          <draw:text-box>
            <text:p text:style-name="P3"><text:span text:style-name="T4">(3)</text:span></text:p>
          </draw:text-box>
        </draw:frame>
        <draw:frame draw:name="Textfeld 18" draw:style-name="gr11" draw:text-style-name="P2" draw:layer="layout" svg:width="26.779cm" svg:height="4.873cm" svg:x="1.399cm" svg:y="15.3cm">
          <draw:text-box>
            <text:list text:style-name="L2">
              <text:list-item>
                <text:p text:style-name="P8"><text:span text:style-name="T5">Der Echtzeitprozess befindet sich im </text:span><text:span text:style-name="T4">wartenden</text:span><text:span text:style-name="T5"> Status</text:span></text:p>
              </text:list-item>
              <text:list-item>
                <text:p text:style-name="P8"><text:span text:style-name="T5">Das Betriebssystem erhält einen </text:span><text:span text:style-name="T4">Event/Interrupt/Signal </text:span><text:span text:style-name="T5">um den Echtzeitprozess zu starten</text:span></text:p>
              </text:list-item>
            </text:list>
            <text:p text:style-name="P3"><text:span text:style-name="T5"><text:tab/></text:span><text:span text:style-name="T5">es erfolgt ein </text:span><text:span text:style-name="T4">Context-Switch</text:span><text:span text:style-name="T5"> der eine bestimmte Zeit beansprucht</text:span></text:p>
            <text:p text:style-name="P3"><text:span text:style-name="T5"><text:tab/></text:span><text:span text:style-name="T5">Der Echtzeitprozess besitzt eine sehr </text:span><text:span text:style-name="T4">hohe Priorität</text:span><text:span text:style-name="T5">, damit er als nächstes drankommt</text:span></text:p>
            <text:list text:style-name="L3">
              <text:list-item>
                <text:p text:style-name="P8"><text:span text:style-name="T5">Der Echtzeitprozess wird aktiviert und sollte im Idealfall </text:span><text:span text:style-name="T4">nicht</text:span><text:span text:style-name="T5"> </text:span><text:span text:style-name="T4">vom Scheduler unterbochen </text:span></text:p>
              </text:list-item>
            </text:list>
            <text:p text:style-name="P3"><text:span text:style-name="T5"><text:tab/></text:span><text:span text:style-name="T5">werden</text:span></text:p>
          </draw:text-box>
        </draw:frame>
        <draw:connector draw:name="Gerade Verbindung mit Pfeil 8" draw:style-name="gr4" draw:text-style-name="P7" draw:layer="layout" draw:type="line" svg:x1="19.4cm" svg:y1="12.401cm" svg:x2="19.4cm" svg:y2="9.6cm" svg:d="M19400 12401v-2801" svg:viewBox="0 0 1 2802">
          <text:p/>
        </draw:connector>
        <presentation:notes draw:style-name="dp2">
          <draw:page-thumbnail draw:name="Folienbildplatzhalter 1" draw:style-name="gr2" draw:layer="layout" svg:width="14.848cm" svg:height="11.135cm" svg:x="3.074cm" svg:y="2.258cm" draw:page-number="9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Leer" presentation:presentation-page-layout-name="AL1T13">
        <draw:frame draw:name="Titel 1" presentation:style-name="pr1" draw:text-style-name="P2" draw:layer="layout" svg:width="25.199cm" svg:height="1.795cm" svg:x="1.4cm" svg:y="0.502cm" presentation:class="title">
          <draw:text-box>
            <text:p text:style-name="P1"><text:span text:style-name="T1">Echtzeit-Systeme </text:span><text:span text:style-name="T1"><text:line-break/></text:span><text:span text:style-name="T2">Vorlesung 02: Zeitkritische Komponenten in einem Multitasking Betriebssystem</text:span></text:p>
          </draw:text-box>
        </draw:frame>
        <draw:custom-shape draw:name="Rechteck 2" draw:style-name="gr1" draw:text-style-name="P2" draw:layer="layout" svg:width="24.803cm" svg:height="4.065cm" svg:x="1.399cm" svg:y="4.099cm">
          <text:p text:style-name="P3"><text:span text:style-name="T3">Multitasking Betriebssystem</text:span></text:p>
          <text:p text:style-name="P3"><text:span text:style-name="T4"/></text:p>
          <text:p text:style-name="P3"><text:span text:style-name="T4">Wie werden Events bzw. Signale ( z.B. vom Timer ) in LINUX behandelt?</text:span></text:p>
          <text:p text:style-name="P3"><text:span text:style-name="T4"/></text:p>
          <text:p text:style-name="P3"><text:span text:style-name="T3"/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name="Folienbildplatzhalter 1" draw:style-name="gr2" draw:layer="layout" svg:width="14.848cm" svg:height="11.135cm" svg:x="3.074cm" svg:y="2.258cm" draw:page-number="10" presentation:class="page"/>
          <draw:frame draw:name="Notizenplatzhalter 2"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Monaco1" svg:font-family="Monaco"/>
    <style:font-face style:name="Arial Unicode MS" svg:font-family="'Arial Unicode MS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onaco" svg:font-family="Monaco" style:font-pitch="variable"/>
    <style:font-face style:name="PingFang SC1" svg:font-family="'PingFang S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2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817" svg:viewBox="0 0 20 30" svg:d="M10 0l-10 30h20z"/>
    <draw:marker draw:name="a819" svg:viewBox="0 0 20 30" svg:d="M10 0l-10 30h20z"/>
    <draw:marker draw:name="a828" svg:viewBox="0 0 20 30" svg:d="M10 0l-10 30h20z"/>
    <draw:marker draw:name="a829" svg:viewBox="0 0 20 30" svg:d="M10 0l-10 30h20z"/>
    <draw:marker draw:name="a837" svg:viewBox="0 0 20 30" svg:d="M10 0l-10 30h20z"/>
    <draw:marker draw:name="a838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shrink-to-fit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shrink-to-fit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1" style:family="presentation">
      <style:graphic-properties draw:stroke="none" draw:fill="none" draw:auto-grow-height="false" draw:fit-to-size="shrink-to-fit" style:shrink-to-fit="true">
        <text:list-style style:name="Master1-Layout3-secHead-Abschnit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outline2" style:family="presentation" style:parent-style-name="Master1-Layout3-secHead-Abschnitts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outline3" style:family="presentation" style:parent-style-name="Master1-Layout3-secHead-Abschnitts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outline4" style:family="presentation" style:parent-style-name="Master1-Layout3-secHead-Abschnitts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outline5" style:family="presentation" style:parent-style-name="Master1-Layout3-secHead-Abschnitts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6" style:family="presentation" style:parent-style-name="Master1-Layout3-secHead-Abschnitts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7" style:family="presentation" style:parent-style-name="Master1-Layout3-secHead-Abschnitts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8" style:family="presentation" style:parent-style-name="Master1-Layout3-secHead-Abschnitts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outline9" style:family="presentation" style:parent-style-name="Master1-Layout3-secHead-Abschnitts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subtitle" style:family="presentation">
      <style:graphic-properties draw:stroke="none" draw:fill="none" draw:textarea-vertical-align="middle">
        <text:list-style style:name="Master1-Layout3-secHead-Abschnit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title" style:family="presentation">
      <style:graphic-properties draw:stroke="none" draw:fill="none" draw:textarea-vertical-align="middle">
        <text:list-style style:name="Master1-Layout3-secHead-Abschnit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shrink-to-fit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shrink-to-fit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shrink-to-fit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shrink-to-fit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shrink-to-fit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71cm" svg:stroke-color="#385d8a" svg:stroke-opacity="100%" draw:fill="solid" draw:fill-color="#3465a4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Defau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elfoli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elfol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elfol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Abschnitt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Abschnitts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Abschnitt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Abschnitt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Abschnitt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Abschnitt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Zwei-Inhal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Zwei-Inhal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Verglei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Verglei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Inhalt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Inhalt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Bild-mit-Überschrif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Bild-mit-Überschrif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el-und-vertikaler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el-und-vertikaler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kaler-Titel-u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kaler-Titel-u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3465a4" draw:opacity="100%"/>
      <style:paragraph-properties style:writing-mode="lr-tb" style:font-independent-line-spacing="true"/>
    </style:style>
    <style:style style:name="MP4" style:family="paragraph">
      <loext:graphic-properties draw:fill="none"/>
      <style:paragraph-properties style:writing-mode="lr-tb" style:font-independent-line-spacing="true"/>
    </style:style>
    <style:style style:name="MP5" style:family="paragraph">
      <style:paragraph-properties fo:margin-left="1.2cm" fo:margin-right="0cm" fo:margin-top="0.499cm" fo:margin-bottom="0cm" fo:line-height="100%" fo:text-indent="-0.9cm" style:punctuation-wrap="simple" style:writing-mode="lr-tb">
        <style:tab-stops/>
      </style:paragraph-properties>
    </style:style>
    <style:style style:name="MP6" style:family="paragraph">
      <style:paragraph-properties fo:margin-left="2.4cm" fo:margin-right="0cm" fo:margin-top="0.4cm" fo:margin-bottom="0cm" fo:line-height="100%" fo:text-indent="-0.9cm" style:punctuation-wrap="hanging" style:writing-mode="lr-tb">
        <style:tab-stops/>
      </style:paragraph-properties>
    </style:style>
    <style:style style:name="MP7" style:family="paragraph">
      <style:paragraph-properties fo:margin-left="3.6cm" fo:margin-right="0cm" fo:margin-top="0.3cm" fo:margin-bottom="0cm" fo:line-height="100%" fo:text-indent="-0.8cm" style:punctuation-wrap="hanging" style:writing-mode="lr-tb">
        <style:tab-stops/>
      </style:paragraph-properties>
    </style:style>
    <style:style style:name="MP8" style:family="paragraph">
      <style:paragraph-properties fo:margin-left="4.8cm" fo:margin-right="0cm" fo:margin-top="0.199cm" fo:margin-bottom="0cm" fo:line-height="100%" fo:text-indent="-0.6cm" style:punctuation-wrap="hanging" style:writing-mode="lr-tb">
        <style:tab-stops/>
      </style:paragraph-properties>
    </style:style>
    <style:style style:name="MP9" style:family="paragraph">
      <style:paragraph-properties fo:margin-left="6cm" fo:margin-right="0cm" fo:margin-top="0.101cm" fo:margin-bottom="0cm" fo:line-height="100%" fo:text-indent="-0.6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1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14pt" style:font-style-asian="normal" style:font-weight-asian="norm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Tahoma1" style:font-size-asian="14pt" style:font-style-asian="normal" style:font-weight-asian="normal" style:font-name-complex="Tahoma1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32pt" style:font-style-asian="normal" style:font-weight-asian="bold" style:font-name-complex="Arial Unicode MS" style:font-size-complex="32pt" style:font-style-complex="normal" style:font-weight-complex="bold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/>
    </style:style>
    <style:style style:name="MT9" style:family="text">
      <style:text-properties fo:text-transform="uppercase" fo:color="#ffffff" style:text-line-through-style="none" style:text-line-through-type="none" style:text-position="0% 100%" style:font-name="Liberation Sans" fo:font-size="4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40pt" style:font-style-asian="normal" style:font-weight-asian="bold" style:font-name-complex="Arial Unicode MS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0pt" style:font-style-asian="normal" style:font-weight-asian="normal" style:font-name-complex="Arial Unicode MS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24pt" style:font-style-asian="normal" style:font-weight-asian="bold" style:font-name-complex="Arial Unicode MS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6pt" style:font-style-asian="normal" style:font-weight-asian="normal" style:font-name-complex="Arial Unicode MS" style:font-size-complex="16pt" style:font-style-complex="normal" style:font-weight-complex="normal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Liberation Sans" fo:font-size="20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Arial Unicode MS" style:font-size-asian="20pt" style:font-style-asian="normal" style:font-weight-asian="bold" style:font-name-complex="Arial Unicode MS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4pt" style:font-style-asian="normal" style:font-weight-asian="normal" style:font-name-complex="Arial Unicode M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.45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.72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.99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26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4cm"/>
        <style:text-properties style:use-window-font-color="true" fo:font-size="45%"/>
      </text:list-level-style-number>
      <text:list-level-style-number text:level="3" style:num-format="">
        <style:list-level-properties text:space-before="3.6cm"/>
        <style:text-properties style:use-window-font-color="true" fo:font-size="45%"/>
      </text:list-level-style-number>
      <text:list-level-style-number text:level="4" style:num-format="">
        <style:list-level-properties text:space-before="4.8cm"/>
        <style:text-properties style:use-window-font-color="true" fo:font-size="45%"/>
      </text:list-level-style-number>
      <text:list-level-style-number text:level="5" style:num-format="">
        <style:list-level-properties text:space-before="6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Kopfzeilenplatzhalt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umsplatzhalt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ußzeilenplatzhalt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Foliennummernplatzhalt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Default" style:page-layout-name="PM1" draw:style-name="Mdp1">
      <draw:custom-shape draw:name="Freihandform 1" draw:style-name="Mgr3" draw:text-style-name="MP3" draw:layer="backgroundobjects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platzhalter 2" presentation:style-name="Mpr1" draw:text-style-name="MP4" draw:layer="backgroundobjects" svg:width="25.199cm" svg:height="2.8cm" svg:x="1.4cm" svg:y="0cm" presentation:class="title">
        <draw:text-box>
          <text:p/>
        </draw:text-box>
      </draw:frame>
      <draw:frame draw:name="Textplatzhalter 3" presentation:style-name="Mpr2" draw:text-style-name="MP4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Textmaster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3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Default-title" draw:layer="backgroundobjects" svg:width="14.848cm" svg:height="11.136cm" svg:x="3.075cm" svg:y="2.257cm" presentation:class="page"/>
        <draw:frame draw:name="Notizenplatzhalter 2" presentation:style-name="Mpr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custom-shape draw:name="Freihandform 6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7" draw:text-style-name="MP4" draw:layer="backgroundobjects" svg:width="23.804cm" svg:height="4.502cm" svg:x="2.099cm" svg:y="6.522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Untertitel 2" presentation:style-name="Mpr8" draw:text-style-name="MP4" draw:layer="backgroundobjects" svg:width="19.601cm" svg:height="5.367cm" svg:x="4.202cm" svg:y="11.897cm" presentation:class="subtitle">
        <draw:text-box>
          <text:p text:style-name="MP11"><text:span text:style-name="MT8">Formatvorlage des Untertitelmasters durch Klicken bearbeiten</text:span></text:p>
        </draw:text-box>
      </draw:frame>
      <draw:frame draw:name="Datumsplatzhalter 3" presentation:style-name="Mpr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9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1-title-Titelfolie-title" draw:layer="backgroundobjects" svg:width="14.848cm" svg:height="11.136cm" svg:x="3.075cm" svg:y="2.257cm" presentation:class="page"/>
        <draw:frame draw:name="Notizenplatzhalter 2" presentation:style-name="Mpr1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custom-shape draw:name="Freihandform 6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13" draw:text-style-name="MP4" draw:layer="backgroundobjects" svg:width="25.199cm" svg:height="2.8cm" svg:x="1.4cm" svg:y="0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14" draw:text-style-name="MP4" draw:layer="backgroundobjects" svg:width="25.199cm" svg:height="12.179cm" svg:x="1.4cm" svg:y="4.914cm" presentation:class="title">
        <draw:text-box>
          <text:list text:style-name="ML5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Datumsplatzhalter 3" presentation:style-name="Mpr15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16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15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2-obj-Titel-und-Inhalt-title" draw:layer="backgroundobjects" svg:width="14.848cm" svg:height="11.136cm" svg:x="3.075cm" svg:y="2.257cm" presentation:class="page"/>
        <draw:frame draw:name="Notizenplatzhalter 2" presentation:style-name="Mpr17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15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5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8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8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Abschnitts" style:page-layout-name="PM1" draw:style-name="Mdp1">
      <draw:custom-shape draw:name="Freihandform 6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19" draw:text-style-name="MP4" draw:layer="backgroundobjects" svg:width="23.799cm" svg:height="4.172cm" svg:x="2.214cm" svg:y="13.494cm" presentation:class="title">
        <draw:text-box>
          <text:list text:style-name="ML4">
            <text:list-item>
              <text:p text:style-name="MP10"><text:span text:style-name="MT9">Titelmasterformat durch Klicken bearbeiten</text:span></text:p>
            </text:list-item>
          </text:list>
        </draw:text-box>
      </draw:frame>
      <draw:frame draw:name="Textplatzhalter 2" presentation:style-name="Mpr20" draw:text-style-name="MP4" draw:layer="backgroundobjects" svg:width="23.799cm" svg:height="4.595cm" svg:x="2.214cm" svg:y="8.899cm" presentation:class="outline">
        <draw:text-box>
          <text:list text:style-name="ML2">
            <text:list-item>
              <text:p text:style-name="MP12"><text:span text:style-name="MT10">Textmasterformat bearbeiten</text:span></text:p>
            </text:list-item>
          </text:list>
        </draw:text-box>
      </draw:frame>
      <draw:frame draw:name="Datumsplatzhalter 3" presentation:style-name="Mpr21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22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21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3-secHead-Abschnitts-title" draw:layer="backgroundobjects" svg:width="14.848cm" svg:height="11.136cm" svg:x="3.075cm" svg:y="2.257cm" presentation:class="page"/>
        <draw:frame draw:name="Notizenplatzhalter 2" presentation:style-name="Mpr23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1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1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24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24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custom-shape draw:name="Freihandform 7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25" draw:text-style-name="MP4" draw:layer="backgroundobjects" svg:width="25.199cm" svg:height="2.8cm" svg:x="1.4cm" svg:y="0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Inhaltsplatzhalter 2" presentation:style-name="Mpr26" draw:text-style-name="MP4" draw:layer="backgroundobjects" svg:width="12.387cm" svg:height="12.18cm" svg:x="1.398cm" svg:y="4.912cm" presentation:class="title">
        <draw:text-box>
          <text:list text:style-name="ML5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Inhaltsplatzhalter 3" presentation:style-name="Mpr26" draw:text-style-name="MP4" draw:layer="backgroundobjects" svg:width="12.391cm" svg:height="12.18cm" svg:x="14.208cm" svg:y="4.912cm" presentation:class="title">
        <draw:text-box>
          <text:list text:style-name="ML5">
            <text:list-item>
              <text:p text:style-name="MP5"><text:span text:style-name="MT3">Textmasterformat bearbeiten</text:span><text:span text:style-name="MT3"><text:line-break/></text:span><text:span text:style-name="MT4">Zweite Ebene</text:span><text:span text:style-name="MT4"><text:line-break/></text:span><text:span text:style-name="MT5">Dritte Ebene</text:span><text:span text:style-name="MT5"><text:line-break/></text:span><text:span text:style-name="MT11">Vierte Ebene</text:span><text:span text:style-name="MT11"><text:line-break/></text:span><text:span text:style-name="MT11">Fünfte Ebene</text:span></text:p>
            </text:list-item>
          </text:list>
        </draw:text-box>
      </draw:frame>
      <draw:frame draw:name="Datumsplatzhalter 4" presentation:style-name="Mpr2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2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27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4-twoObj-Zwei-Inhalte-title" draw:layer="backgroundobjects" svg:width="14.848cm" svg:height="11.136cm" svg:x="3.075cm" svg:y="2.257cm" presentation:class="page"/>
        <draw:frame draw:name="Notizenplatzhalter 2" presentation:style-name="Mpr2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2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2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custom-shape draw:name="Freihandform 9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31" draw:text-style-name="MP4" draw:layer="backgroundobjects" svg:width="25.202cm" svg:height="3.497cm" svg:x="1.402cm" svg:y="0.842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Textplatzhalter 2" presentation:style-name="Mpr32" draw:text-style-name="MP4" draw:layer="backgroundobjects" svg:width="12.369cm" svg:height="1.958cm" svg:x="1.402cm" svg:y="4.701cm" presentation:class="outline">
        <draw:text-box>
          <text:list text:style-name="ML2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3" presentation:style-name="Mpr33" draw:text-style-name="MP4" draw:layer="backgroundobjects" svg:width="12.369cm" svg:height="12.1cm" svg:x="1.402cm" svg:y="6.659cm" presentation:class="title">
        <draw:text-box>
          <text:list text:style-name="ML5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Textplatzhalter 4" presentation:style-name="Mpr32" draw:text-style-name="MP4" draw:layer="backgroundobjects" svg:width="12.378cm" svg:height="1.958cm" svg:x="14.226cm" svg:y="4.701cm" presentation:class="outline">
        <draw:text-box>
          <text:list text:style-name="ML6">
            <text:list-item>
              <text:p text:style-name="MP12"><text:span text:style-name="MT12">Textmasterformat bearbeiten</text:span></text:p>
            </text:list-item>
          </text:list>
        </draw:text-box>
      </draw:frame>
      <draw:frame draw:name="Inhaltsplatzhalter 5" presentation:style-name="Mpr33" draw:text-style-name="MP4" draw:layer="backgroundobjects" svg:width="12.378cm" svg:height="12.1cm" svg:x="14.226cm" svg:y="6.659cm" presentation:class="title">
        <draw:text-box>
          <text:list text:style-name="ML5">
            <text:list-item>
              <text:p text:style-name="MP5"><text:span text:style-name="MT4">Textmasterformat bearbeiten</text:span><text:span text:style-name="MT4"><text:line-break/></text:span><text:span text:style-name="MT5">Zweite Ebene</text:span><text:span text:style-name="MT5"><text:line-break/></text:span><text:span text:style-name="MT11">Dritte Ebene</text:span><text:span text:style-name="MT11"><text:line-break/></text:span><text:span text:style-name="MT13">Vierte Ebene</text:span><text:span text:style-name="MT13"><text:line-break/></text:span><text:span text:style-name="MT13">Fünfte Ebene</text:span></text:p>
            </text:list-item>
          </text:list>
        </draw:text-box>
      </draw:frame>
      <draw:frame draw:name="Datumsplatzhalter 6" presentation:style-name="Mpr34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7" presentation:style-name="Mpr35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8" presentation:style-name="Mpr34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5-twoTxTwoObj-Vergleich-title" draw:layer="backgroundobjects" svg:width="14.848cm" svg:height="11.136cm" svg:x="3.075cm" svg:y="2.257cm" presentation:class="page"/>
        <draw:frame draw:name="Notizenplatzhalter 2" presentation:style-name="Mpr36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4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4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37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37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custom-shape draw:name="Freihandform 5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38" draw:text-style-name="MP4" draw:layer="backgroundobjects" svg:width="25.199cm" svg:height="2.8cm" svg:x="1.4cm" svg:y="0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Datumsplatzhalter 2" presentation:style-name="Mpr3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3" presentation:style-name="Mpr4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4" presentation:style-name="Mpr39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6-titleOnly-Nur-Titel-title" draw:layer="backgroundobjects" svg:width="14.848cm" svg:height="11.136cm" svg:x="3.075cm" svg:y="2.257cm" presentation:class="page"/>
        <draw:frame draw:name="Notizenplatzhalter 2" presentation:style-name="Mpr4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3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3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Freihandform 4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Datumsplatzhalter 1" presentation:style-name="Mpr4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2" presentation:style-name="Mpr4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3" presentation:style-name="Mpr43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draw:frame presentation:style-name="Master1-Layout7-blank-Leer-title" draw:layer="backgroundobjects" svg:width="25.2cm" svg:height="3.505cm" svg:x="1.4cm" svg:y="0.837cm" presentation:class="title" presentation:placeholder="true">
        <draw:text-box/>
      </draw:frame>
      <draw:frame presentation:style-name="Master1-Layout7-blank-Leer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Folienbildplatzhalter 1" presentation:style-name="Master1-Layout7-blank-Leer-title" draw:layer="backgroundobjects" svg:width="14.848cm" svg:height="11.136cm" svg:x="3.075cm" svg:y="2.257cm" presentation:class="page"/>
        <draw:frame draw:name="Notizenplatzhalter 2" presentation:style-name="Mpr4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4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4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4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4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custom-shape draw:name="Freihandform 7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47" draw:text-style-name="MP4" draw:layer="backgroundobjects" svg:width="9.212cm" svg:height="3.554cm" svg:x="1.402cm" svg:y="0.838cm" presentation:class="title">
        <draw:text-box>
          <text:list text:style-name="ML4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Inhaltsplatzhalter 2" presentation:style-name="Mpr48" draw:text-style-name="MP4" draw:layer="backgroundobjects" svg:width="15.655cm" svg:height="17.921cm" svg:x="10.949cm" svg:y="0.838cm" presentation:class="title">
        <draw:text-box>
          <text:list text:style-name="ML5">
            <text:list-item>
              <text:p text:style-name="MP5"><text:span text:style-name="MT2">Textmasterformat bearbeiten</text:span><text:span text:style-name="MT2"><text:line-break/></text:span><text:span text:style-name="MT3">Zweite Ebene</text:span><text:span text:style-name="MT3"><text:line-break/></text:span><text:span text:style-name="MT4">Dritte Ebene</text:span><text:span text:style-name="MT4"><text:line-break/></text:span><text:span text:style-name="MT5">Vierte Ebene</text:span><text:span text:style-name="MT5"><text:line-break/></text:span><text:span text:style-name="MT5">Fünfte Ebene</text:span></text:p>
            </text:list-item>
          </text:list>
        </draw:text-box>
      </draw:frame>
      <draw:frame draw:name="Textplatzhalter 3" presentation:style-name="Mpr49" draw:text-style-name="MP4" draw:layer="backgroundobjects" svg:width="9.212cm" svg:height="14.367cm" svg:x="1.402cm" svg:y="4.392cm" presentation:class="outline">
        <draw:text-box>
          <text:list text:style-name="ML2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Datumsplatzhalter 4" presentation:style-name="Mpr50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1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0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8-objTx-Inhalt-mit-Überschrift-title" draw:layer="backgroundobjects" svg:width="14.848cm" svg:height="11.136cm" svg:x="3.075cm" svg:y="2.257cm" presentation:class="page"/>
        <draw:frame draw:name="Notizenplatzhalter 2" presentation:style-name="Mpr52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0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0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53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53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custom-shape draw:name="Freihandform 7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54" draw:text-style-name="MP4" draw:layer="backgroundobjects" svg:width="16.801cm" svg:height="1.737cm" svg:x="5.49cm" svg:y="14.698cm" presentation:class="title">
        <draw:text-box>
          <text:list text:style-name="ML4">
            <text:list-item>
              <text:p text:style-name="MP10"><text:span text:style-name="MT14">Titelmasterformat durch Klicken bearbeiten</text:span></text:p>
            </text:list-item>
          </text:list>
        </draw:text-box>
      </draw:frame>
      <draw:frame draw:name="Bildplatzhalter 2" presentation:style-name="Mpr55" draw:text-style-name="MP4" draw:layer="backgroundobjects" svg:width="16.801cm" svg:height="12.603cm" svg:x="5.49cm" svg:y="1.874cm" presentation:class="title">
        <draw:text-box>
          <text:p/>
        </draw:text-box>
      </draw:frame>
      <draw:frame draw:name="Textplatzhalter 3" presentation:style-name="Mpr56" draw:text-style-name="MP4" draw:layer="backgroundobjects" svg:width="16.801cm" svg:height="2.465cm" svg:x="5.49cm" svg:y="16.435cm" presentation:class="outline">
        <draw:text-box>
          <text:list text:style-name="ML2">
            <text:list-item>
              <text:p text:style-name="MP12"><text:span text:style-name="MT15">Textmasterformat bearbeiten</text:span></text:p>
            </text:list-item>
          </text:list>
        </draw:text-box>
      </draw:frame>
      <draw:frame draw:name="Datumsplatzhalter 4" presentation:style-name="Mpr5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5" presentation:style-name="Mpr5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6" presentation:style-name="Mpr57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9-picTx-Bild-mit-Überschrift-title" draw:layer="backgroundobjects" svg:width="14.848cm" svg:height="11.136cm" svg:x="3.075cm" svg:y="2.257cm" presentation:class="page"/>
        <draw:frame draw:name="Notizenplatzhalter 2" presentation:style-name="Mpr5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0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custom-shape draw:name="Freihandform 6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el 1" presentation:style-name="Mpr61" draw:text-style-name="MP4" draw:layer="backgroundobjects" svg:width="25.199cm" svg:height="2.8cm" svg:x="1.4cm" svg:y="0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2" draw:text-style-name="MP13" draw:layer="backgroundobjects" svg:width="25.199cm" svg:height="12.179cm" svg:x="1.4cm" svg:y="4.914cm" presentation:class="outline">
        <draw:text-box>
          <text:list text:style-name="ML2">
            <text:list-item>
              <text:p text:style-name="MP5"><text:span text:style-name="MT2">Textmaster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64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3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10-vertTx-Titel-und-vertikaler-Text-title" draw:layer="backgroundobjects" svg:width="14.848cm" svg:height="11.136cm" svg:x="3.075cm" svg:y="2.257cm" presentation:class="page"/>
        <draw:frame draw:name="Notizenplatzhalter 2" presentation:style-name="Mpr65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3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3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6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6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custom-shape draw:name="Freihandform 6" draw:style-name="Mgr3" draw:text-style-name="MP3" draw:layer="Master1-bg" svg:width="28cm" svg:height="2.8cm" svg:x="0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Vertikaler Titel 1" presentation:style-name="Mpr67" draw:text-style-name="MP13" draw:layer="backgroundobjects" svg:width="6.297cm" svg:height="17.092cm" svg:x="20.302cm" svg:y="0cm" presentation:class="title">
        <draw:text-box>
          <text:list text:style-name="ML4">
            <text:list-item>
              <text:p text:style-name="MP10"><text:span text:style-name="MT7">Titelmasterformat durch Klicken bearbeiten</text:span></text:p>
            </text:list-item>
          </text:list>
        </draw:text-box>
      </draw:frame>
      <draw:frame draw:name="Vertikaler Textplatzhalter 2" presentation:style-name="Mpr68" draw:text-style-name="MP13" draw:layer="backgroundobjects" svg:width="18.481cm" svg:height="17.092cm" svg:x="1.398cm" svg:y="0cm" presentation:class="outline">
        <draw:text-box>
          <text:list text:style-name="ML2">
            <text:list-item>
              <text:p text:style-name="MP5"><text:span text:style-name="MT2">Textmasterformat bearbeiten</text:span></text:p>
              <text:list>
                <text:list-item>
                  <text:p text:style-name="MP6"><text:span text:style-name="MT3">Zweite Ebene</text:span></text:p>
                  <text:list>
                    <text:list-item>
                      <text:p text:style-name="MP7"><text:span text:style-name="MT4">Dritte Ebene</text:span></text:p>
                      <text:list>
                        <text:list-item>
                          <text:p text:style-name="MP8"><text:span text:style-name="MT5">Vierte Ebene</text:span></text:p>
                          <text:list>
                            <text:list-item>
                              <text:p text:style-name="MP9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ußzeilenplatzhalter 4" presentation:style-name="Mpr70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Foliennummernplatzhalter 5" presentation:style-name="Mpr69" draw:text-style-name="MP4" draw:layer="backgroundobjects" svg:width="7.799cm" svg:height="1.448cm" svg:x="18.8cm" svg:y="19.131cm" presentation:class="page-number">
        <draw:text-box>
          <text:p text:style-name="MP2"><text:span text:style-name="MT6"/></text:p>
          <text:p text:style-name="MP2"><text:span text:style-name="MT6">Klaus Ruhland</text:span></text:p>
          <text:p text:style-name="MP2"><text:span text:style-name="MT6">Hochschule Zittau/Görlitz Informatik</text:span></text:p>
        </draw:text-box>
      </draw:frame>
      <presentation:notes style:page-layout-name="PM0">
        <draw:page-thumbnail draw:name="Folienbildplatzhalter 1" presentation:style-name="Master1-Layout11-vertTitleAndTx-Vertikaler-Titel-und-Text-title" draw:layer="backgroundobjects" svg:width="14.848cm" svg:height="11.136cm" svg:x="3.075cm" svg:y="2.257cm" presentation:class="page"/>
        <draw:frame draw:name="Notizenplatzhalter 2" presentation:style-name="Mpr71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69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69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72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72" draw:text-style-name="MP4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2.2$MacOSX_X86_64 LibreOffice_project/2b840030fec2aae0fd2658d8d4f9548af4e3518d</meta:generator>
    <dc:title>Echtzeit-Systeme  Einleitung</dc:title>
    <meta:initial-creator>Ruhland, Klaus</meta:initial-creator>
    <meta:creation-date>2019-03-19T10:29:44Z</meta:creation-date>
    <dc:date>2020-10-26T08:59:30.074054274</dc:date>
    <meta:editing-cycles>107</meta:editing-cycles>
    <meta:editing-duration>PT1H41M31S</meta:editing-duration>
    <meta:document-statistic meta:object-count="210"/>
  </office:meta>
</office:document-meta>
</file>